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EA00004095000030F531B39008.svm"/>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tyle>
    <style:style style:name="Table1.A" style:family="table-column">
      <style:table-column-properties style:column-width="1.804cm" style:rel-column-width="1023*"/>
    </style:style>
    <style:style style:name="Table1.B" style:family="table-column">
      <style:table-column-properties style:column-width="6.35cm" style:rel-column-width="3600*"/>
    </style:style>
    <style:style style:name="Table1.C" style:family="table-column">
      <style:table-column-properties style:column-width="7.849cm" style:rel-column-width="4450*"/>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fo:keep-with-next="always"/>
    </style:style>
    <style:style style:name="_36_502instrucoes.A" style:display-name="6502instrucoes.A" style:family="table-column">
      <style:table-column-properties style:column-width="4.066cm" style:rel-column-width="16251*"/>
    </style:style>
    <style:style style:name="_36_502instrucoes.B" style:display-name="6502instrucoes.B" style:family="table-column">
      <style:table-column-properties style:column-width="1.939cm" style:rel-column-width="7748*"/>
    </style:style>
    <style:style style:name="_36_502instrucoes.C" style:display-name="6502instrucoes.C" style:family="table-column">
      <style:table-column-properties style:column-width="10.391cm" style:rel-column-width="4153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fo:break-before="page" table:align="margins" fo:keep-with-next="alway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Footnote">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4.501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Heading_20_1" style:list-style-name="L1"/>
    <style:style style:name="P14" style:family="paragraph" style:parent-style-name="Heading_20_2" style:list-style-name="L2"/>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style:text-underline-style="none"/>
    </style:style>
    <style:style style:name="P21" style:family="paragraph" style:parent-style-name="Standard" style:master-page-name="">
      <style:paragraph-properties fo:keep-together="always"/>
      <style:text-properties fo:font-style="normal" style:text-underline-style="none" style:font-style-asian="normal" style:font-style-complex="normal"/>
    </style:style>
    <style:style style:name="P22" style:family="paragraph" style:parent-style-name="Heading_20_2" style:list-style-name="L2">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5" style:family="paragraph" style:parent-style-name="Standard" style:list-style-name="L3">
      <style:text-properties fo:font-style="normal" style:font-style-asian="normal" style:font-style-complex="normal"/>
    </style:style>
    <style:style style:name="P26" style:family="paragraph" style:parent-style-name="Heading_20_1" style:list-style-name="L2"/>
    <style:style style:name="P27" style:family="paragraph" style:parent-style-name="Heading_20_2" style:list-style-name="L2">
      <style:paragraph-properties fo:margin-left="0cm" fo:margin-right="0cm" fo:text-indent="1.499cm" style:auto-text-indent="false"/>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tyle="normal" style:font-style-asian="normal" style:font-style-complex="normal"/>
    </style:style>
    <style:style style:name="P35" style:family="paragraph" style:parent-style-name="Table_20_Contents">
      <style:text-properties fo:font-style="normal" style:font-style-asian="normal" style:font-style-complex="normal"/>
    </style:style>
    <style:style style:name="P36" style:family="paragraph" style:parent-style-name="Standard">
      <style:text-properties fo:font-weight="normal" style:font-weight-asian="normal" style:font-weight-complex="normal"/>
    </style:style>
    <style:style style:name="P37" style:family="paragraph" style:parent-style-name="Table_20_Heading">
      <style:text-properties fo:font-style="normal" style:font-style-asian="normal" style:font-style-complex="normal"/>
    </style:style>
    <style:style style:name="P38" style:family="paragraph" style:parent-style-name="Table_20_Contents">
      <style:text-properties fo:font-style="italic" style:font-style-asian="italic" style:font-style-complex="italic"/>
    </style:style>
    <style:style style:name="P39" style:family="paragraph" style:parent-style-name="Standard" style:list-style-name="L6"/>
    <style:style style:name="P40" style:family="paragraph" style:parent-style-name="Heading_20_3">
      <style:text-properties fo:font-style="normal" style:font-style-asian="normal" style:font-style-complex="normal"/>
    </style:style>
    <style:style style:name="P41" style:family="paragraph" style:parent-style-name="Table_20_Heading">
      <style:paragraph-properties fo:text-align="center" style:justify-single-word="false"/>
      <style:text-properties fo:font-style="normal" style:font-style-asian="normal" style:font-style-complex="normal"/>
    </style:style>
    <style:style style:name="P42"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5" style:family="paragraph" style:parent-style-name="Heading_20_3">
      <style:text-properties fo:font-weight="bold" style:font-weight-asian="bold" style:font-weight-complex="bold"/>
    </style:style>
    <style:style style:name="P46" style:family="paragraph" style:parent-style-name="Bibliography_20_1">
      <style:paragraph-properties>
        <style:tab-stops/>
      </style:paragraph-properties>
    </style:style>
    <style:style style:name="P47"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P4">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tegrated Operating System</text:p>
          </table:table-cell>
          <table:table-cell table:style-name="Table1.B1" office:value-type="string">
            <text:p text:style-name="P4">Sistema Operacional Básico Integrado</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P4">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P4">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P4">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P4">Unidade de Processamento Gráfico</text:p>
          </table:table-cell>
        </table:table-row>
        <table:table-row>
          <table:table-cell table:style-name="Table1.B1" office:value-type="string">
            <text:p text:style-name="Table_20_Contents">HSYNC</text:p>
          </table:table-cell>
          <table:table-cell table:style-name="Table1.B1" office:value-type="string">
            <text:p text:style-name="P3">Horizontal Synchronization</text:p>
          </table:table-cell>
          <table:table-cell table:style-name="Table1.B1" office:value-type="string">
            <text:p text:style-name="P4">Sincronização Vertical</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P4">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P4">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P4">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P4">Microsoft Estendido (ou)</text:p>
            <text:p text:style-name="P4">Máquinas com Compatibilidade de Software</text:p>
          </table:table-cell>
        </table:table-row>
        <table:table-row>
          <table:table-cell table:style-name="Table1.B1" office:value-type="string">
            <text:p text:style-name="Table_20_Contents">NTSC</text:p>
          </table:table-cell>
          <table:table-cell table:style-name="Table1.B1" office:value-type="string">
            <text:p text:style-name="P3">National Television System Committee</text:p>
          </table:table-cell>
          <table:table-cell table:style-name="Table1.B1" office:value-type="string">
            <text:p text:style-name="P4">Comitê Nacional de Sistema Televisivo</text:p>
          </table:table-cell>
        </table:table-row>
        <table:table-row>
          <table:table-cell table:style-name="Table1.B1" office:value-type="string">
            <text:p text:style-name="Table_20_Contents">PAL</text:p>
          </table:table-cell>
          <table:table-cell table:style-name="Table1.B1" office:value-type="string">
            <text:p text:style-name="P3">Phase Alternation by Line</text:p>
          </table:table-cell>
          <table:table-cell table:style-name="Table1.B1" office:value-type="string">
            <text:p text:style-name="P4">Alternância de Fase por Linha</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P4">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P4">Contador de Programa</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P4">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P4">Memória de Acesso Randômico</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P4">Computador com um Conjunto de Instruções Reduzido</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P4">Ponteiro de pilha</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P4">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5">Unidade Central de Processamento</text:p>
          </table:table-cell>
        </table:table-row>
        <table:table-row>
          <table:table-cell table:style-name="Table1.B1" office:value-type="string">
            <text:p text:style-name="Table_20_Contents">VBLANK</text:p>
          </table:table-cell>
          <table:table-cell table:style-name="Table1.B1" office:value-type="string">
            <text:p text:style-name="P3">Vertical Blank</text:p>
          </table:table-cell>
          <table:table-cell table:style-name="Table1.B1" office:value-type="string">
            <text:p text:style-name="P5">Área Vazia Vertical</text:p>
          </table:table-cell>
        </table:table-row>
        <table:table-row>
          <table:table-cell table:style-name="Table1.B1" office:value-type="string">
            <text:p text:style-name="Table_20_Contents">VSYNC</text:p>
          </table:table-cell>
          <table:table-cell table:style-name="Table1.B1" office:value-type="string">
            <text:p text:style-name="P3">Vertical Synchronization</text:p>
          </table:table-cell>
          <table:table-cell table:style-name="Table1.B1" office:value-type="string">
            <text:p text:style-name="P5">Sincronização Vertical</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P4">Wine Não é um Emulador</text:p>
          </table:table-cell>
        </table:table-row>
      </table:table>
      <text:p text:style-name="P6"/>
      <text:p text:style-name="P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8">Introdução<text:tab/>8</text:p>
          <text:p text:style-name="P8"><text:s/>1 Conceitos Introdutórios sobre Emuladores<text:tab/>9</text:p>
          <text:p text:style-name="P9"><text:s/>1.1 Emuladores<text:tab/>9</text:p>
          <text:p text:style-name="P9"><text:s/>1.2 Níveis de Abstração<text:tab/>10</text:p>
          <text:p text:style-name="P9"><text:s/>1.3 Emuladores e Níveis de Abstração<text:tab/>12</text:p>
          <text:p text:style-name="P9"><text:s/>1.4 Filosofia de Funcionamento<text:tab/>13</text:p>
          <text:p text:style-name="P9"><text:s/>1.5 Tipos de Emuladores<text:tab/>16</text:p>
          <text:p text:style-name="P9"><text:s/>1.6 Benefícios do Uso de Emuladores<text:tab/>17</text:p>
          <text:p text:style-name="P9"><text:s/>1.7 Considerações Finais<text:tab/>18</text:p>
          <text:p text:style-name="P8"><text:s/>2 Arquitetura de Hardware do Ponto de Vista de um Emulador<text:tab/>19</text:p>
          <text:p text:style-name="P9"><text:s/>2.1 O Processador<text:tab/>19</text:p>
          <text:p text:style-name="P10"><text:s/>2.1.1 Conjunto de Instruções de Máquina<text:tab/>20</text:p>
          <text:p text:style-name="P10"><text:s/>2.1.2 Seqüência de Operação<text:tab/>21</text:p>
          <text:p text:style-name="P10"><text:s/>2.1.3 Registradores<text:tab/>22</text:p>
          <text:p text:style-name="P10"><text:s/>2.1.4 Interrupções<text:tab/>24</text:p>
          <text:p text:style-name="P9"><text:s/>2.2 Memória Endereçável<text:tab/>25</text:p>
          <text:p text:style-name="P10"><text:s/>2.2.1 Memória RAM e ROM<text:tab/>25</text:p>
          <text:p text:style-name="P10"><text:s/>2.2.2 Mapas de Memória<text:tab/>26</text:p>
          <text:p text:style-name="P10"><text:s/>2.2.3 Espelhamento de Memória<text:tab/>27</text:p>
          <text:p text:style-name="P10"><text:s/>2.2.4 Bancos de Memória<text:tab/>28</text:p>
          <text:p text:style-name="P9"><text:s/>2.3 Sistema de Vídeo<text:tab/>28</text:p>
          <text:p text:style-name="P10"><text:s/>2.3.1 Saída de Vídeo<text:tab/>29</text:p>
          <text:p text:style-name="P11"><text:s/>2.3.1.1 O Caminho do Feixe de Elétrons<text:tab/>29</text:p>
          <text:p text:style-name="P8"><text:s/>3 Técnicas tradicionais na Construção de Emuladores<text:tab/>32</text:p>
          <text:p text:style-name="P9"><text:s/>3.1 Microprocessador<text:tab/>32</text:p>
          <text:p text:style-name="P9"><text:s/>3.2 Memória<text:tab/>32</text:p>
          <text:p text:style-name="P9"><text:s/>3.3 Gráficos<text:tab/>32</text:p>
          <text:p text:style-name="P8">Conclusão<text:tab/>33</text:p>
          <text:p text:style-name="P8">Referências Bibliográficas<text:tab/>34</text:p>
        </text:index-body>
      </text:table-of-content>
      <text:p text:style-name="P12"/>
      <text:list text:style-name="L1">
        <text:list-header>
          <text:h text:style-name="P13" text:outline-level="1" text:is-list-header="true">Introdução</text:h>
        </text:list-header>
      </text:list>
      <text:p text:style-name="Standard"/>
      <text:list text:style-name="L1" text:continue-numbering="true">
        <text:list-item>
          <text:h text:style-name="P13"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4"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5">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5">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5">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4" text:outline-level="2">Níveis de Abstração</text:h>
            </text:list-item>
          </text:list>
        </text:list-item>
      </text:list>
      <text:p text:style-name="P15">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5">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5"><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6">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7">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7">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7">Tanenbaum (1990) ainda define os níveis 6 e superiores como as aplicações de usuário.</text:p>
      <text:list text:style-name="L2" text:continue-numbering="true">
        <text:list-item>
          <text:list text:continue-numbering="true">
            <text:list-item>
              <text:h text:style-name="P14"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8"><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9">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mulam o nível 2, que é o nível de máquina convencional.</text:p>
      <text:p text:style-name="Standard">Um <text:span text:style-name="T13">emulador de alto nível</text:span><text:span text:style-name="T5">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0">Um <text:span text:style-name="T7">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0">O virtualizador, assim como o emulador, simula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21">Levando em conta todos estes tipos de programas simuladores, a construção de <text:span text:style-name="T8">emuladores</text:span> no nível 2 será o foco principal deste trabalho.</text:p>
      <text:list text:style-name="L2" text:continue-numbering="true">
        <text:list-item>
          <text:list text:continue-numbering="true">
            <text:list-item>
              <text:h text:style-name="P14"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5">É necessário que haja uma sincronia entre o microprocessador e os outros componentes. Esta sincronia é atingida através de um sinal de <text:span text:style-name="T17">clock</text:span>, que é um sinal digital usado para coordenar as ações de dois ou mais circuitos (<text:bibliography-mark text:identifier="CLOCK, 2006" text:bibliography-type="www" text:author="CLOCK Signal" text:title="Wikipedia, the Free Encyclopedia" text:year="2006" text:url="http://en.wikipedia.org/w/index.php?title=Clock_signal&amp;oldid=72530327"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5">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5">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5">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2" text:outline-level="2">Tipos de Emuladores</text:h>
            </text:list-item>
          </text:list>
        </text:list-item>
      </text:list>
      <text:p text:style-name="P15">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6">Os emuladores baseados em software, que são o foco principal deste trabalho, podem ser implementados de quatro formas diferentes:</text:p>
      <text:p text:style-name="P23"><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4"><text:span text:style-name="T13"><text:tab/></text:span><text:span text:style-name="T18">No caso da </text:span><text:span text:style-name="T13">tradução binária </text:span><text:span text:style-name="T18">estática, </text:span><text:span text:style-name="T5">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2" text:outline-level="2">Benefícios do Uso de Emuladores</text:h>
            </text:list-item>
          </text:list>
        </text:list-item>
      </text:list>
      <text:p text:style-name="P15">Os emuladores podem ser usados para diferentes fins:</text:p>
      <text:list text:style-name="L3">
        <text:list-item>
          <text:p text:style-name="P2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5">Permitir o uso de aplicativos legados, que eram utilizados em equipamentos que não estão mais disponíveis, ou aos quais o usuário não têm acesso;</text:p>
        </text:list-item>
        <text:list-item>
          <text:p text:style-name="P25">Facilitar o desenvolvimento de novos sistemas operacionais, permitindo que desenvolvedor tenha acesso a tudo que acontece dentro de cada componente, e dando a ele a facilidade de testar seu sistema com diferentes configurações;</text:p>
        </text:list-item>
        <text:list-item>
          <text:p text:style-name="P25">Facilitar o desenvolvimento de programas para múltiplas plataformas, oferecendo ao desenvolvedor uma gama de arquiteturas nas quais ele pode testar seus programas sem a necessidade de copiá-los a outros computadores;</text:p>
          <text:p text:style-name="P25">Laureano (2006, p. 35) acrescenta ainda os seguintes usos:</text:p>
        </text:list-item>
        <text:list-item>
          <text:p text:style-name="P25">“Testar configurações e situações diferentes do mundo real, como, por exemplo, mais memória disponível ou a presença de outros dispositivos de E/S”;</text:p>
        </text:list-item>
        <text:list-item>
          <text:p text:style-name="P25">“Auxiliar no ensino prático de sistemas operacionais e programação ao permitir a execução de vários sistemas para comparação no mesmo equipamento”.</text:p>
        </text:list-item>
      </text:list>
      <text:list text:style-name="L2" text:continue-numbering="true">
        <text:list-item>
          <text:list text:continue-numbering="true">
            <text:list-item>
              <text:h text:style-name="P14"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6"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7"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8">uma <text:span text:style-name="T7">unidade de controle</text:span>, responsável pela busca de instruções da memória principal e determinação de seus tipos;</text:p>
        </text:list-item>
        <text:list-item>
          <text:p text:style-name="P29"><text:span text:style-name="T9">uma </text:span><text:span text:style-name="T7">unidade lógica aritmética </text:span><text:span text:style-name="T9">(ALU, do inglês </text:span><text:span text:style-name="T2">Arithmetic Logic Unit</text:span><text:span text:style-name="T3">), responsável pela execução das operações matemáticas com os dados;</text:span></text:p>
        </text:list-item>
        <text:list-item>
          <text:p text:style-name="P29"><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5">
        <text:list-item>
          <text:p text:style-name="P30"><text:span text:style-name="T7">instruções de transferência de dados</text:span><text:span text:style-name="T9">, que copiam dados de um lugar da memória para outro;</text:span></text:p>
        </text:list-item>
        <text:list-item>
          <text:p text:style-name="P31"><text:span text:style-name="T7">operações diádicas</text:span>, que combinam dois operandos para produzir um resultado (por exemplo, uma instrução de soma de dois operandos);</text:p>
        </text:list-item>
        <text:list-item>
          <text:p text:style-name="P31"><text:span text:style-name="T7">operações monádicas</text:span>, que têm um operando e produzem um resultado (por exemplo, uma instrução que incremento o valor de um determinado registrador em 1);</text:p>
        </text:list-item>
        <text:list-item>
          <text:p text:style-name="P3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31"><text:span text:style-name="T7">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3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30"><text:span text:style-name="T19">entrada/saída</text:span><text:span text:style-name="T12">, pelas quais é feita a comunicação com outros dispositivos. Neste grupo de instruções também entram as instruções de chamada de interrupção.</text:span></text:p>
        </text:list-item>
      </text:list>
      <text:p text:style-name="P19">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32">Tipo</text:p>
          </table:table-cell>
          <table:table-cell table:style-name="_36_502instrucoes.A1" office:value-type="string">
            <text:p text:style-name="P32">Instrução</text:p>
          </table:table-cell>
          <table:table-cell table:style-name="_36_502instrucoes.C1" office:value-type="string">
            <text:p text:style-name="P32">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3">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3">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3">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4">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3">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3">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4"/>
          </table:table-cell>
          <table:table-cell table:style-name="_36_502instrucoes.B2.2.1" office:value-type="string">
            <text:p text:style-name="P35">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3">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text:span></text:p>
      <text:p text:style-name="P15">Para este propósito, o processador é fabricado com um conjunto de <text:span text:style-name="T7">registradores</text:span><text:span text:style-name="T9">,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6">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7">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7">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7">Nome</text:p>
          </table:table-cell>
          <table:table-cell table:style-name="flag6502.B1" office:value-type="string">
            <text:p text:style-name="P37">Função</text:p>
          </table:table-cell>
        </table:table-row>
        <table:table-row>
          <table:table-cell table:style-name="flag6502.A2" office:value-type="string">
            <text:p text:style-name="P38">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8">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8">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8">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8">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8">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8">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6">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6">
        <text:list-item>
          <text:p text:style-name="P39"><text:span text:style-name="T7">interrupções de hardware</text:span><text:span text:style-name="T9">, geradas por algum componente do computador;</text:span></text:p>
        </text:list-item>
        <text:list-item>
          <text:p text:style-name="P39"><text:span text:style-name="T7">interrupções de software</text:span><text:span text:style-name="T9"> (também chamadas de </text:span><text:span text:style-name="T10">traps</text:span><text:span text:style-name="T12">)</text:span><text:span text:style-name="T9">, geradas através de uma instrução do processador e geralmente usadas para chamadas de sistema;</text:span></text:p>
        </text:list-item>
        <text:list-item>
          <text:p text:style-name="P39"><text:span text:style-name="T7">exceções</text:span><text:span text:style-name="T9">, geradas pelo próprio processador em decorrência de um erro, como por exempl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 Endereçável</text:h>
      <text:p text:style-name="Standard">Tanenbaum (1990, p. 30) define a memória como sendo “[...] a parte do computador onde programas e dados são armazenados. [...] Sem uma memória onde os processadores podem ler e escrever informações, não haveria nenhum computador digitar de programa armazenado.”</text:p>
      <text:p text:style-name="Standard">Embora exist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5" text:note-class="footnote"><text:note-citation>25</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9">Do ponto de vista do nível convencional de máquina, a memória RAM é a mais simples de todas – é uma simples memória que permite livre leitura e escrita em qualquer posição. Seus bytes tem, via de regra, 8 bits (exceto em computadores muito antigos) e seu endereçamento costuma começar na posição 0x0.</text:p>
      <text:p text:style-name="P19">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26" text:note-class="footnote"><text:note-citation>26</text:note-citation><text:note-body><text:p text:style-name="Footnote">Sistema Operacional Básico Integrado: é o primeiro software que roda em um computador quando este é inicializado, e dá a seqüência para a inicialização do sistema operacional. Em alguns computadores possui também funções de acesso unificado ao hardware. Do inglês <text:span text:style-name="T2">Basic Integrated Operating System.</text:span></text:p></text:note-body></text:note> nos computadores.</text:p>
      <text:p text:style-name="P1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7" text:note-class="footnote"><text:note-citation>27</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8" text:note-class="footnote"><text:note-citation>28</text:note-citation><text:note-body><text:p text:style-name="Footnote">Memória do tipo PROM de alta velocidade que pode ter bytes específicos reescritos.</text:p></text:note-body></text:note></text:span> é acessada de forma parecida com uma memória RAM.</text:p>
      <text:h text:style-name="P40" text:outline-level="3">Mapas de Memória</text:h>
      <text:p text:style-name="P15">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text:span></text:p>
      <text:p text:style-name="P19">Por exemplo, o mapa de memória do videogame portátil <text:span text:style-name="T2">Game Boy</text:span>, fabricado pela Nintendo (de 64 kB de memória endereçável, no total) é o da tabela <text:sequence-ref text:reference-format="value" text:ref-name="refTable2">3</text:sequence-ref>.</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41">Posição</text:p>
            </table:table-cell>
            <table:table-cell table:style-name="MapaMemoriaGameBoy.A1" office:value-type="string">
              <text:p text:style-name="P41">Tamanho</text:p>
            </table:table-cell>
            <table:table-cell table:style-name="MapaMemoriaGameBoy.A1" office:value-type="string">
              <text:p text:style-name="P41">Nome Interno</text:p>
            </table:table-cell>
            <table:table-cell table:style-name="MapaMemoriaGameBoy.D1" office:value-type="string">
              <text:p text:style-name="P37">Descrição</text:p>
            </table:table-cell>
          </table:table-row>
        </table:table-header-rows>
        <table:table-row>
          <table:table-cell table:style-name="MapaMemoriaGameBoy.A2" office:value-type="string">
            <text:p text:style-name="P33">0000-3FFF</text:p>
          </table:table-cell>
          <table:table-cell table:style-name="MapaMemoriaGameBoy.A2" office:value-type="string">
            <text:p text:style-name="P33">16 kB</text:p>
          </table:table-cell>
          <table:table-cell table:style-name="MapaMemoriaGameBoy.A2" office:value-type="string">
            <text:p text:style-name="P33"/>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33">4000-7FFF</text:p>
          </table:table-cell>
          <table:table-cell table:style-name="MapaMemoriaGameBoy.A2" office:value-type="string">
            <text:p text:style-name="P33">16 kB</text:p>
          </table:table-cell>
          <table:table-cell table:style-name="MapaMemoriaGameBoy.A2" office:value-type="string">
            <text:p text:style-name="P33"/>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33">8000-9FFF</text:p>
          </table:table-cell>
          <table:table-cell table:style-name="MapaMemoriaGameBoy.A2" office:value-type="string">
            <text:p text:style-name="P33">8 kB</text:p>
          </table:table-cell>
          <table:table-cell table:style-name="MapaMemoriaGameBoy.A2" office:value-type="string">
            <text:p text:style-name="P33">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33">A000-BFFF</text:p>
          </table:table-cell>
          <table:table-cell table:style-name="MapaMemoriaGameBoy.A2" office:value-type="string">
            <text:p text:style-name="P33">8 kB</text:p>
          </table:table-cell>
          <table:table-cell table:style-name="MapaMemoriaGameBoy.A2" office:value-type="string">
            <text:p text:style-name="P33"/>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33">C000-CFFF</text:p>
          </table:table-cell>
          <table:table-cell table:style-name="MapaMemoriaGameBoy.A2" office:value-type="string">
            <text:p text:style-name="P33">4 kB</text:p>
          </table:table-cell>
          <table:table-cell table:style-name="MapaMemoriaGameBoy.A2" office:value-type="string">
            <text:p text:style-name="P33">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33">D000-DFFF</text:p>
          </table:table-cell>
          <table:table-cell table:style-name="MapaMemoriaGameBoy.A2" office:value-type="string">
            <text:p text:style-name="P33">4 kB</text:p>
          </table:table-cell>
          <table:table-cell table:style-name="MapaMemoriaGameBoy.A2" office:value-type="string">
            <text:p text:style-name="P33">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33">E000-FDFF</text:p>
          </table:table-cell>
          <table:table-cell table:style-name="MapaMemoriaGameBoy.A2" office:value-type="string">
            <text:p text:style-name="P33">7,5 kB</text:p>
          </table:table-cell>
          <table:table-cell table:style-name="MapaMemoriaGameBoy.A2" office:value-type="string">
            <text:p text:style-name="P33">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33">FE00-FE9F</text:p>
          </table:table-cell>
          <table:table-cell table:style-name="MapaMemoriaGameBoy.A2" office:value-type="string">
            <text:p text:style-name="P33">160 bytes</text:p>
          </table:table-cell>
          <table:table-cell table:style-name="MapaMemoriaGameBoy.A2" office:value-type="string">
            <text:p text:style-name="P33">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33">FEA0-FEFF</text:p>
          </table:table-cell>
          <table:table-cell table:style-name="MapaMemoriaGameBoy.A2" office:value-type="string">
            <text:p text:style-name="P33">96 bytes</text:p>
          </table:table-cell>
          <table:table-cell table:style-name="MapaMemoriaGameBoy.A2" office:value-type="string">
            <text:p text:style-name="P33"/>
          </table:table-cell>
          <table:table-cell table:style-name="MapaMemoriaGameBoy.D2" office:value-type="string">
            <text:p text:style-name="Table_20_Contents">Não utilizado</text:p>
          </table:table-cell>
        </table:table-row>
        <table:table-row>
          <table:table-cell table:style-name="MapaMemoriaGameBoy.A2" office:value-type="string">
            <text:p text:style-name="P33">FF00-FF7F</text:p>
          </table:table-cell>
          <table:table-cell table:style-name="MapaMemoriaGameBoy.A2" office:value-type="string">
            <text:p text:style-name="P33">128 bytes</text:p>
          </table:table-cell>
          <table:table-cell table:style-name="MapaMemoriaGameBoy.A2" office:value-type="string">
            <text:p text:style-name="P33"/>
          </table:table-cell>
          <table:table-cell table:style-name="MapaMemoriaGameBoy.D2" office:value-type="string">
            <text:p text:style-name="Table_20_Contents">Portas de E/S</text:p>
          </table:table-cell>
        </table:table-row>
        <table:table-row>
          <table:table-cell table:style-name="MapaMemoriaGameBoy.A2" office:value-type="string">
            <text:p text:style-name="P33">FF80-FFFE</text:p>
          </table:table-cell>
          <table:table-cell table:style-name="MapaMemoriaGameBoy.A2" office:value-type="string">
            <text:p text:style-name="P33">127 bytes</text:p>
          </table:table-cell>
          <table:table-cell table:style-name="MapaMemoriaGameBoy.A2" office:value-type="string">
            <text:p text:style-name="P33">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33">FFFF</text:p>
          </table:table-cell>
          <table:table-cell table:style-name="MapaMemoriaGameBoy.A2" office:value-type="string">
            <text:p text:style-name="P33">1 byte</text:p>
          </table:table-cell>
          <table:table-cell table:style-name="MapaMemoriaGameBoy.A2" office:value-type="string">
            <text:p text:style-name="P33"/>
          </table:table-cell>
          <table:table-cell table:style-name="MapaMemoriaGameBoy.D2" office:value-type="string">
            <text:p text:style-name="Table_20_Contents">Registrador de Permissão de Interrupções</text:p>
          </table:table-cell>
        </table:table-row>
      </table:table>
      <text:p text:style-name="Table">Tabela <text:sequence text:ref-name="refTable2" text:name="Table" text:formula="ooow:Table+1" style:num-format="1">3</text:sequence>: Mapa de memória do Game Boy (Fonte: <text:bibliography-mark text:identifier="KORTH, 2001" text:bibliography-type="www" text:author="KORTH, Martin" text:title="Pan Docs (Gameboy Specifications)" text:year="2001" text:url="http://nocash.emubase.de/pandocs.htm" text:custom1="20 set. 2006">KORTH, 2001</text:bibliography-mark>, p. 1)</text:p>
      <text:p text:style-name="P1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extra de memória RAM for inserido no videogame, ele será mapeado para as posições de 0xA000 a 0xBFFF, e poderá ser usado livremente (<text:bibliography-mark text:identifier="KORTH, 2001" text:bibliography-type="www" text:author="KORTH, Martin" text:title="Pan Docs (Gameboy Specifications)" text:year="2001" text:url="http://nocash.emubase.de/pandocs.htm" text:custom1="20 set. 2006">KORTH, 2001</text:bibliography-mark>).</text:p>
      <text:p text:style-name="P1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 estes dados devem ser armazenados na região propícia para isto: a memória RAM.</text:p>
      <text:h text:style-name="Heading_20_3" text:outline-level="3">Espelhamento de Memória</text:h>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consumo mínimo de ciclos de </text:span><text:span text:style-name="T2">clock</text:span><text:span text:style-name="T3"> de um processador. Geralmente, o processador gasta menos ciclos acessando uma memória próxima do que uma memória distante</text:span><text:span text:style-name="T3"><text:note text:id="ftn29" text:note-class="footnote"><text:note-citation>29</text:note-citation><text:note-body><text:p text:style-name="Footnote">Isto não acontece devido ao fato da memória ter diferentes taxas de acesso para diferentes posições, mas sim porque o processador muitas vezes precisa realizar operações como troca de página para acessar determinadas partes da memória.</text:p></text:note-body></text:note></text:span><text:span text:style-name="T3"> e, portanto, os espelhos de memória são úteis para deixar áreas de memória mais próximas.</text:span></text:p>
      <text:p text:style-name="P15">Em computadores atuais,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le2">3</text:sequence-ref></text:span><text:span text:style-name="T20">, onde as posições 0xE000 a 0xFDFF da memória do </text:span><text:span text:style-name="T21">Game Boy</text:span><text:span text:style-name="T20"> espelham as posições 0xC000 a 0xDDFF.</text:span></text:p>
      <text:h text:style-name="Heading_20_3" text:outline-level="3">Bancos de Memória</text:h>
      <text:p text:style-name="Standard">Em computadores mais antigos, o espa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9">Um exemplo disto é o Atari 2600, videogame fabricado pela Atari entre 1977 e 1991. O Atari tem um espaço de apenas 4 kB para endereçamento de ROM, enquanto os jogos produzidos iam de 2 kB a 32 kB. Os jogos de mais de 4 kB usavam bancos de memória, que eram trocados à medida que era necessário. Assim, os jogos de 8 kB usavam 2 bancos, os de 16 kB usavam 3 bancos, e assim por diante (embora houvessem exceções, como jogos usando bancos de 2 kB) (<text:bibliography-mark text:identifier="KORTH, 2006" text:bibliography-type="www" text:author="KORTH, Martin" text:title="Atari 2600 Specifications" text:year="2006" text:url="http://nocash.emubase.de/2k6specs.htm" text:custom1="20 set. 2006">KORTH, 2006</text:bibliography-mark>).</text:p>
      <text:h text:style-name="Heading_20_2" text:outline-level="2">Sistema de Vídeo</text:h>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a </text:span><text:span text:style-name="T19">saída de vídeo</text:span><text:span text:style-name="T12">, que geralmente é um monitor, um </text:span><text:span text:style-name="T10">display </text:span><text:span text:style-name="T12">de cristal líquido</text:span><text:span text:style-name="T10"><text:note text:id="ftn30" text:note-class="footnote"><text:note-citation>30</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h text:style-name="Heading_20_3" text:outline-level="3">Saída de Vídeo</text:h>
      <text:p text:style-name="Standard">A saída de vídeo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5">Estes tipos de saída de vídeo usam principalmente três técnicas de exibição de imagens. A primeira técnica desenvolvida, e a que hoje ainda é a mais usada (embora em declínio) é o <text:span text:style-name="T7">tud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mostra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P19">O caminho percorrido pelo feixe de elétrons é muito importante para a emulação e, por isso, será discutido em seção separada.</text:p>
      <text:p text:style-name="P19">Os outros técnicas comuns para a exibição de imagens são o <text:span text:style-name="T7">cristal líquido </text:span>e o <text:span text:style-name="T7">plasma</text:span>. O monitor de cristal líquido utiliza moléculas de cristal líquido para exibição de imagens, enquanto o monitor de plasma utiliza uma mistura química de fósforo, xenon e neon. No entanto, ambos os tipos de monitor emulam o funcionamento de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h text:style-name="P42" text:outline-level="4">O Caminho do Feixe de Elétrons</text:h>
      <text:p text:style-name="P43">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43">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1" text:note-class="footnote"><text:note-citation>31</text:note-citation><text:note-body><text:p text:style-name="Footnote">Sensação de que a imagem está “piscando” muito rapidamente na tela. Isto ocorre devido ao redesenho muito lento da imagem, e pode causar desconforto e dores de cabeça ao utilizador.</text:p></text:note-body></text:note></text:span><text:span text:style-name="T22"> (</text:span><text:span text:style-name="T22"><text:bibliography-mark text:identifier="CATHODE, 2006" text:bibliography-type="www" text:author="CATHODE Ray Tube" text:title="Wikipedia: The Free Encyclopedia" text:year="2006" text:url="http://en.wikipedia.org/w/index.php?title=Cathode_ray_tube&amp;oldid=75878917" text:custom1="20 set. 2006">CATHODE, 2006</text:bibliography-mark></text:span><text:span text:style-name="T22">).</text:span></text:p>
      <text:p text:style-name="P44">Por estas razões, os monitores vetoriais foram substituídos pelos monitores do tipo <text:span text:style-name="T2">raster </text:span>(do inglês “rastro”). Em um monitor do tipo <text:span text:style-name="T2">raster</text:span>, o feixe de elétrons desenha toda a tela, de cima para baixo e da esquerda para a direita, várias vezes por segundo. Desta forma, a tela tem um número determinado de “pontos”, que são a menor imagem possível de ser mostrada em uma só cor. Estes pontos são chamados <text:span text:style-name="T2">pixels</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44">O caminho percorrido pelo feixe de elétrons pode ser visto na figura <text:sequence-ref text:reference-format="value" text:ref-name="refFigura3">4</text:sequence-ref>. A compreensão deste conceito é fundamental para a construção de emuladores.</text:p>
      <text:p text:style-name="P44"><draw:frame draw:style-name="fr3" draw:name="Quadro4" text:anchor-type="paragraph" svg:width="16cm" draw:z-index="6"><draw:text-box fo:min-height="12.129cm"><text:p text:style-name="Figura"><draw:frame draw:style-name="fr5" draw:name="figura4" text:anchor-type="paragraph" svg:x="0.004cm" svg:y="0.002cm" svg:width="16cm" style:rel-width="100%" svg:height="12.129cm" style:rel-height="scale" draw:z-index="7"><draw:image xlink:href="Pictures/200003EA00004095000030F531B39008.svm" xlink:type="simple" xlink:show="embed" xlink:actuate="onLoad"/></draw:frame>Figura <text:sequence text:ref-name="refFigura3" text:name="Figura" text:formula="ooow:Figura+1" style:num-format="1">4</text:sequence>: Caminho percorrido pelo feixe de elétrons em um monitor CRT.</text:p></draw:text-box></draw:frame>A primeira operação a ser executada é o <text:span text:style-name="T7">retraço vertical</text:span> (ou VSYNC, do inglês, <text:span text:style-name="T2">vertical </text:span><text:span text:style-name="T11">synchronization</text:span><text:span text:style-name="T3">, ou sincronização vertical</text:span>). No retraço vertical, o monitor recebe a informação de que o feixe de elétrons deve se deslocar para o canto superior direit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4">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text:s/>(OVERSCAN, do inglês, varredura posterior) da imagem não são exibidas. Segundo pesquisas realizadas pel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44"><text:span text:style-name="T3">Após o VBLANK (ou o VSYNC em monitores modernos), a imagem começa a ser desenhada, linha por linha. Logo após a primeira linha ser desenhada (da esquerda para a direita), o elétron precisa ser trazido de volta para o lado esquerdo da tela. O período em que isto acontece é chamado </text:span><text:span text:style-name="T19">retraço horizontal</text:span><text:span text:style-name="T3"> (</text:span>HSYNC , do inglês <text:span text:style-name="T2">Horizontal Synchronization</text:span><text:span text:style-name="T3">, ou sincronização horizontal). O retraço horizontal leva, em média, um quarto do tempo necessário para o retraço, e durante este tempo a geração de imagens é, obviamente, desligada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text:span></text:p>
      <text:p text:style-name="P44">Depois da imagem ser desenhada até embaixo, o feixe de elétrons passa a área de OVERSCAN e novamente acontece o retraço vertical, assim sucessivamente, várias vezes por segundo.</text:p>
      <text:p text:style-name="P44">O freqüência com que a imagem é desenhada na tela por segundo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4">Os televisores usam um sistema fixo de atualização, que depende do país de origem. Os dois principais sistemas são o <text:span text:style-name="T7">NTSC </text:span>e o <text:span text:style-name="T7">PAL</text:span><text:span text:style-name="T7"><text:note text:id="ftn0" text:note-class="footnote"><text:note-citation>32</text:note-citation><text:note-body><text:p text:style-name="Footnote">Os nomes significam, respectivamente, Comitê Nacional de Sistema Televisivo (<text:span text:style-name="T10">National Television System Committee</text:span><text:span text:style-name="T12">) e Alteração de Fase por Linha (</text:span><text:span text:style-name="T10">Phase Alternation by Line</text:span><text:span text:style-name="T12">)</text:span><text:span text:style-name="T10">.</text:span></text:p></text:note-body></text:note></text:span>. O sistema NTSC (usado na América do Norte) opera a 60 Hz, enquanto o sistema PAL (usado no Brasil e na Europa) opera a 50 Hz. Isto significa que o sistema PAL tem uma imagem com maior definição, mas possui uma taxa de atualização meno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44">Este fator é importante e deve ser levado em consideração na construção de emuladores de computadores e videogames mais antigos. No caso do Atari 2600, por exemplo: se um jogo escrito para um sistema PAL for executado num sistema NTSC, o jogo ficara em preto e branco (devido ao diferente sistema de cores), parte da tela não será exibida (devido ao fato do sistema PAL ter uma resolução maior e, portanto, um maior número de linhas for imagem) e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44">Os monitores mais modernos aceitam várias freqüência verticais, geralmente variando entre 50 Hz e 90 Hz. Como os monitores morenos não utilizam entrelaçamento<text:note text:id="ftn32" text:note-class="footnote"><text:note-citation>33</text:note-citation><text:note-body><text:p text:style-name="Footnote">O entrelaçamento é uma técnica onde apenas a metade das linhas é atualizada em cada retraço vertical, em uma vez as pares, e na outra as ímpares. Isto faz com que um televisor operando a 50 Hz só complete um retraço completo 25 vezes por segundo, sem que o olho humano consiga perceber.</text:p></text:note-body></text:note>, a freqüência precisa ser maior que a da televisão para não irritar o olho humano.</text:p>
      <text:h text:style-name="P45" text:outline-level="3">Unidade de Processamento Gráfico</text:h>
      <text:p text:style-name="P36"/>
      <text:list text:style-name="L2" text:continue-numbering="true">
        <text:list-item>
          <text:h text:style-name="P26" text:outline-level="1"><text:reference-mark-start text:name="Construção de Emuladores"/>Técnicas tradicionais na Construção de Emuladores<text:reference-mark-end text:name="Construção de Emuladores"/></text:h>
          <text:list>
            <text:list-item>
              <text:h text:style-name="P14"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4" text:outline-level="2">Memória</text:h>
            </text:list-item>
          </text:list>
        </text:list-item>
      </text:list>
      <text:p text:style-name="Standard"/>
      <text:list text:style-name="L2" text:continue-numbering="true">
        <text:list-item>
          <text:list text:continue-numbering="true">
            <text:list-item>
              <text:h text:style-name="P14" text:outline-level="2"><text:reference-mark-start text:name="3.4"/>Gráficos<text:reference-mark-end text:name="3.4"/></text:h>
            </text:list-item>
          </text:list>
        </text:list-item>
      </text:list>
      <text:p text:style-name="Standard"/>
      <text:list text:style-name="L2" text:continue-numbering="true">
        <text:list-header>
          <text:h text:style-name="P26" text:outline-level="1" text:is-list-header="true">Conclusão</text:h>
        </text:list-header>
      </text:list>
      <text:p text:style-name="Standard"/>
      <text:p text:style-name="Standard"/>
      <text:p text:style-name="P7"><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46">ALONI, Dan. Cooperative Linux. <text:span text:style-name="Main_20_index_20_entry">Proceedings of the Linux Symposium</text:span>, Ottawa, v. 1. 2004.</text:p>
          <text:p text:style-name="P46">BORIS, Daniel. <text:span text:style-name="Main_20_index_20_entry">How Do I Write An Emulator?</text:span>. 1999.. Disponível em &lt;http://personals.ac.upc.edu/vmoya/docs/HowToDanBoris.txt&gt;. Acesso em 28 ago. 2006.</text:p>
          <text:p text:style-name="P46">BRITISH Computer Society. <text:span text:style-name="Main_20_index_20_entry">A Glossary of Computing Terms</text:span>. 10ª ed. Boston: Addison Wesley, 2002. 390 p.</text:p>
          <text:p text:style-name="P46">CATHODE Ray Tube. <text:span text:style-name="Main_20_index_20_entry">Wikipedia: The Free Encyclopedia</text:span>. 2006. Disponível em &lt;http://en.wikipedia.org/w/index.php?title=Cathode_ray_tube&amp;oldid=75878917&gt;. Acesso em 20 set. 2006.</text:p>
          <text:p text:style-name="P46">CLOCK Signal. <text:span text:style-name="Main_20_index_20_entry">Wikipedia, the Free Encyclopedia</text:span>. 2006. Disponível em &lt;http://en.wikipedia.org/w/index.php?title=Clock_signal&amp;oldid=72530327&gt;. Acesso em 28 ago. 2006.</text:p>
          <text:p text:style-name="P46">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46">FAYZULLIN, Marat. <text:span text:style-name="Main_20_index_20_entry">fMSX: Portable MSX Emulator</text:span>. . Disponível em &lt;http://fms.komkon.org/fMSX/&gt;. Acesso em 27 ago. 2006.</text:p>
          <text:p text:style-name="P46">GILHEANY, Steve. <text:span text:style-name="Main_20_index_20_entry">Evolution of Intel Microprocessors 1971 to 2007</text:span>. 2006. Disponível em &lt;http://www.cs.rpi.edu/~chrisc/COURSES/CSCI-4250/SPRING-2004/slides/cpu.pdf&gt;. Acesso em 11 set. 2006.</text:p>
          <text:p text:style-name="P46">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46">JACOBS, Andrew John. <text:span text:style-name="Main_20_index_20_entry">6502 Instructions</text:span>. 2002. Disponível em &lt;http://www.obelisk.demon.co.uk/6502/&gt;. Acesso em 12 set. 2006.</text:p>
          <text:p text:style-name="P46">KELLER, Robert M. <text:span text:style-name="Main_20_index_20_entry">Computer Science:</text:span> Abstraction to Implementation. Harvey Mudd College: 1997. Disponível em &lt;http://www.cs.hmc.edu/claremont/keller/webBook/ ch01/sec01.html&gt;. Acesso em 09 set. 2006.</text:p>
          <text:p text:style-name="P46">KORTH, Martin. <text:span text:style-name="Main_20_index_20_entry">Atari 2600 Specifications</text:span>. 2006. Disponível em &lt;http://nocash.emubase.de/2k6specs.htm&gt;. Acesso em 20 set. 2006.</text:p>
          <text:p text:style-name="P46">KORTH, Martin. <text:span text:style-name="Main_20_index_20_entry">Pan Docs (Gameboy Specifications)</text:span>. 2001. Disponível em &lt;http://nocash.emubase.de/pandocs.htm&gt;. Acesso em 20 set. 2006.</text:p>
          <text:p text:style-name="P46">LAUREANO, Marcos. <text:span text:style-name="Main_20_index_20_entry">Máquinas Virtuais e Emuladores</text:span>. 1ª ed. São Paulo: Novatec, 2006. 184 p.</text:p>
          <text:p text:style-name="P46">LINDHOLM, Tim; YELLIN, Frank. <text:span text:style-name="Main_20_index_20_entry">The Java Virtual Machine</text:span>. 2ª ed. Boston: Addison Wesley, 1999. 473 p.</text:p>
          <text:p text:style-name="P46">MICROSOFT Corporation. <text:span text:style-name="Main_20_index_20_entry">Memory parity errors: Causes and suggestions</text:span>. 2006. Disponível em &lt;http://support.microsoft.com/?kbid=101272&gt;. Acesso em 20 set. 2006.</text:p>
          <text:p text:style-name="P46">MONTEIRO, Mário A. <text:span text:style-name="Main_20_index_20_entry">Introdução à Organização de Computadores</text:span>. 3ª ed. Rio de Janeiro: LTC, 1996. 397 p.</text:p>
          <text:p text:style-name="P46">MURDOCCA, Miles J. e HEURING Vincent P. <text:span text:style-name="Main_20_index_20_entry">Introdução à Arquitetura de Computadores</text:span>. 1ª ed. Rio de Janeiro: Campus, 2000. 512 p.</text:p>
          <text:p text:style-name="P46">OLIVEIRA, Rômulo Silva de et al. <text:span text:style-name="Main_20_index_20_entry">Sistemas Operacionais</text:span>. 2ª ed. Porto Alegre: Sagra Luzzatto, 2001. 247 p.</text:p>
          <text:p text:style-name="P46">PATTERSON, David A. e HENNESSY, John L. <text:span text:style-name="Main_20_index_20_entry">Organização e Projeto de Computadores</text:span>. 3ª ed. São Paulo: Elsevier, 2005. 484 p.</text:p>
          <text:p text:style-name="P46">TANENBAUM, Andrew S.. <text:span text:style-name="Main_20_index_20_entry">Organização Estruturada de Computadores</text:span>. 3ª ed. Rio de Janeiro: Prentice/Hall do Brasil, 1990. 460 p.</text:p>
          <text:p text:style-name="P46">VMWARE Inc. <text:span text:style-name="Main_20_index_20_entry">Virtualization Overview: VMWare Whitepaper</text:span>. . Disponível em &lt;http://www.vmware.com/pdf/virtualization.pdf&gt;. Acesso em 15 ago. 2006.</text:p>
          <text:p text:style-name="P46">WEBER, Raul Fernando. <text:span text:style-name="Main_20_index_20_entry">Fundamentos de Arquitetura de Computadores</text:span>. 1ª ed. Porto Alegre: Sagra Luzzatto, 2000. 262 p.</text:p>
          <text:p text:style-name="P46">WRIGHT, Steve. <text:span text:style-name="Main_20_index_20_entry">Stella Programmer's Guide</text:span>. 1979. Disponível em &lt;http:// alienbill.com/2600/101/docs/stella.html&gt;. Acesso em 21 set. 2006.</text:p>
          <text:p text:style-name="P46">ULTRAHLE: Technical Information. 2006. Descreve informações técnicas do emulador UltraHLE. Disponível em &lt;http://www.emuunlim.com/UltraHLE/old/techinfo.htm&gt;. Acesso em 27. ago 2006.</text:p>
        </text:index-body>
      </text:bibliography>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9066</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09-21T22:05:03</dc:date>
    <meta:keyword>emulação</meta:keyword>
    <meta:keyword>biblioteca</meta:keyword>
    <meta:keyword>kit de desenvolvimento de software</meta:keyword>
    <dc:language>pt-BR</dc:language>
    <meta:editing-cycles>610</meta:editing-cycles>
    <meta:editing-duration>P1DT4H23M20S</meta:editing-duration>
    <meta:user-defined meta:name="Info 1"/>
    <meta:user-defined meta:name="Info 2"/>
    <meta:user-defined meta:name="Info 3"/>
    <meta:user-defined meta:name="Info 4"/>
    <meta:document-statistic meta:table-count="4" meta:image-count="4" meta:object-count="0" meta:page-count="37" meta:paragraph-count="430" meta:word-count="8646" meta:character-count="54902"/>
  </office:meta>
</office:document-meta>
</file>